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>
      <style:text-properties fo:font-weight="bold" style:font-weight-asian="bold" style:font-weight-complex="bold"/>
    </style:style>
    <style:style style:name="ce3" style:family="table-cell" style:parent-style-name="Default"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elevance</text:p>
          </table:table-cell>
          <table:table-cell office:value-type="string" calcext:value-type="string">
            <text:p>Done?</text:p>
          </table:table-cell>
          <table:table-cell table:number-columns-repeated="4"/>
          <table:table-cell office:value-type="string" calcext:value-type="string">
            <text:p>Work:</text:p>
          </table:table-cell>
          <table:table-cell/>
        </table:table-row>
        <table:table-row table:style-name="ro2">
          <table:table-cell office:value-type="string" calcext:value-type="string">
            <text:p>Remaining functions in basicoperations.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2]=&quot;x&quot;;[.B2];0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an practically copy it</text:p>
          </table:table-cell>
        </table:table-row>
        <table:table-row table:style-name="ro1">
          <table:table-cell office:value-type="string" calcext:value-type="string">
            <text:p>Bergman fan from fla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3]=&quot;x&quot;;[.B3];0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mall adjustments, some renaming</text:p>
          </table:table-cell>
        </table:table-row>
        <table:table-row table:style-name="ro2">
          <table:table-cell office:value-type="string" calcext:value-type="string">
            <text:p>cdd_helper_function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4]=&quot;x&quot;;[.B4];0)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ignificant change</text:p>
          </table:table-cell>
        </table:table-row>
        <table:table-row table:style-name="ro1">
          <table:table-cell office:value-type="string" calcext:value-type="string">
            <text:p>coars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5]=&quot;x&quot;;[.B5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lexif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6]=&quot;x&quot;;[.B6];0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Relevance:</text:p>
          </table:table-cell>
          <table:table-cell/>
        </table:table-row>
        <table:table-row table:style-name="ro2">
          <table:table-cell office:value-type="string" calcext:value-type="string">
            <text:p>create_curves.c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7]=&quot;x&quot;;[.B7];0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nus content</text:p>
          </table:table-cell>
        </table:table-row>
        <table:table-row table:style-name="ro1">
          <table:table-cell office:value-type="string" calcext:value-type="string">
            <text:p>diagonal_function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D8]=&quot;x&quot;;[.B8];0)" office:value-type="float" office:value="0" calcext:value-type="float">
            <text:p>0</text:p>
          </table:table-cell>
          <table:table-cell office:value-type="string" calcext:value-type="string">
            <text:p>WE DONT DO THIS, INSTEA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uld be done for presentation, can do without</text:p>
          </table:table-cell>
        </table:table-row>
        <table:table-row table:style-name="ro1">
          <table:table-cell office:value-type="string" calcext:value-type="string">
            <text:p>fan_diago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9]=&quot;x&quot;;[.B9];0)" office:value-type="float" office:value="1" calcext:value-type="float">
            <text:p>1</text:p>
          </table:table-cell>
          <table:table-cell office:value-type="string" calcext:value-type="string">
            <text:p><text:s text:c="3"/>DO MATROID_FLAT FUNCTIONS!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ssential features, should work on presentation</text:p>
          </table:table-cell>
        </table:table-row>
        <table:table-row table:style-name="ro1">
          <table:table-cell office:value-type="string" calcext:value-type="string">
            <text:p>piecewise_divis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0]=&quot;x&quot;;[.B10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tion_visu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1]=&quot;x&quot;;[.B11];0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urwitz_cycles (need evaluation stuff) (DEPRECATED?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2]=&quot;x&quot;;[.B12];0)" office:value-type="float" office:value="2" calcext:value-type="float">
            <text:p>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urwitz_combinatori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3]=&quot;x&quot;;[.B1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section (rec fan and degre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14]=&quot;x&quot;;[.B1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reducib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5]=&quot;x&quot;;[.B15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_smoo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6]=&quot;x&quot;;[.B1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_cycle_equ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17]=&quot;x&quot;;[.B17];0)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ines_in_cubic stuf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8]=&quot;x&quot;;[.B18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19]=&quot;x&quot;;[.B19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rod_from_f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20]=&quot;x&quot;;[.B20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kowsi_intersec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1]=&quot;x&quot;;[.B21];0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duli_local (needs pruefer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2]=&quot;x&quot;;[.B2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e morphism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3]=&quot;x&quot;;[.B2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 arithmetic and composi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4]=&quot;x&quot;;[.B2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lback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5]=&quot;x&quot;;[.B2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phism_spe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6]=&quot;x&quot;;[.B26];0)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uefer.c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formula="of:=IF([.D27]=&quot;x&quot;;[.B2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i clas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D28]=&quot;x&quot;;[.B28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ting_functio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29]=&quot;x&quot;;[.B29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pical cu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30]=&quot;x&quot;;[.B30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_rays / triangula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IF([.D31]=&quot;x&quot;;[.B31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formula="of:=SUM([.B2:.B31])" office:value-type="float" office:value="49" calcext:value-type="float">
            <text:p>49</text:p>
          </table:table-cell>
          <table:table-cell table:style-name="ce1" office:value-type="string" calcext:value-type="string">
            <text:p>Done:</text:p>
          </table:table-cell>
          <table:table-cell table:style-name="ce2" table:formula="of:= [.E32]/[.B32]" office:value-type="percentage" office:value="1" calcext:value-type="percentage">
            <text:p>100%</text:p>
          </table:table-cell>
          <table:table-cell table:formula="of:=SUM([.E2:.E31])" office:value-type="float" office:value="49" calcext:value-type="float">
            <text:p>4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/00/0000</text:date>, <text:time style:data-style-name="N2" text:time-value="0000-00-00T11:07:42.033365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0:02:08.105170499</meta:creation-date>
    <dc:date>2015-05-06T14:26:59.315186393</dc:date>
    <meta:editing-duration>P2DT1H13M32S</meta:editing-duration>
    <meta:editing-cycles>22</meta:editing-cycles>
    <meta:generator>LibreOffice/4.1.6.2$Linux_X86_64 LibreOffice_project/410m0$Build-2</meta:generator>
    <meta:document-statistic meta:table-count="1" meta:cell-count="173" meta:object-count="0"/>
  </office:meta>
</office:document-meta>
</file>